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loext:graphic-properties draw:fill="none"/>
      <style:paragraph-properties fo:margin-left="0in" fo:margin-right="0in" fo:text-indent="0.75in" style:auto-text-indent="false" fo:background-color="transparent"/>
    </style:style>
    <style:style style:name="P2" style:family="paragraph" style:parent-style-name="Standard">
      <loext:graphic-properties draw:fill="none"/>
      <style:paragraph-properties fo:margin-left="0in" fo:margin-right="0in" fo:text-indent="0.75in" style:auto-text-indent="false" fo:background-color="transparent"/>
      <style:text-properties fo:font-weight="bold" style:font-weight-asian="bold" style:font-weight-complex="bold"/>
    </style:style>
    <style:style style:name="P3" style:family="paragraph" style:parent-style-name="Standard">
      <loext:graphic-properties draw:fill="none"/>
      <style:paragraph-properties fo:margin-left="0in" fo:margin-right="0in" fo:text-indent="0.75in" style:auto-text-indent="false" fo:background-color="transparent"/>
      <style:text-properties fo:font-weight="bold" officeooo:paragraph-rsid="0012e888" style:font-weight-asian="bold" style:font-weight-complex="bold"/>
    </style:style>
    <style:style style:name="P4"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fo:font-size="18pt" style:font-size-asian="18pt" style:font-size-complex="18pt"/>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Руководство оператора</text:p>
      <text:p text:style-name="P1"/>
      <text:p text:style-name="P1">Данное графическое приложение разработано для отображения состояния фонаря, подключённого по сети Ethernet к серверу фонаря. Приложение работает в одном из двух режимов: "Штатная работа" и "Самотестирование".</text:p>
      <text:p text:style-name="P1"/>
      <text:p text:style-name="P2">Работа в режиме "Штатная работа".</text:p>
      <text:p text:style-name="P1">Для запуска приложения в режиме "Штатная работа" необходимо запустить скрипт start.sh.</text:p>
      <text:p text:style-name="P1">В начале работы с данным приложением отобразится диалоговое окно "Connection settings" с настройками соединения. В поле "IP-address" <text:s/>необходимо ввести ipv4-адресс (в десятичном формате) сервера, в поле "Port" ввести номер порта для подключения. После ввода настроек соединения нажать кнопку "Connect", после чего кнопка "Connect" изменит своё состояние на неактивное и произойдёт попытка подключения к серверу. В случае ввода недоступного ip-адреса отобразится окно "Error" с сообщением "The following error occurred: Network unreachable", необходимо проверить доступность в сети машины с введённым ip-адрессом. В случае ввода корректного ip-адресса, но некорректного порта (машина с таким ip присутствует, но на сервере программная компонента не отвечает по данному порту) отобразится окно "The connection was refused" с сообщением "The connection was refused by the peer. Make sure the fortune server is running, and check that the host name and port settings are correct.", необходимо проверить на сервере программную компоненту (какой порт открыт для соединения) и откорректировать настройки порта данной программы. </text:p>
      <text:p text:style-name="P1">После удачного подключения диалоговое окно "Connection settings" закроется, <text:s/>отобразится основное окно приложения, состоящее из виджета фонаря. При получении кодограммы управления виджет будет изменять своё состояние в соответствии с контекстом команды: </text:p>
      <text:p text:style-name="P1">⦁<text:tab/>при получении кодограммы "включить фонарь" над фонарём отобразится схемотичное изображение луча фонаря, задний фон виджета закрасится ранее полученным цветом (по умолчанию белый);</text:p>
      <text:p text:style-name="P1">⦁<text:tab/>при получении кодограммы "сменить цвет" задний фон виджета закрасится указанным в кодограмме цветом;</text:p>
      <text:p text:style-name="P1">⦁<text:tab/>при получении кодограммы "выключить фонарь" задний фон закрасится белым цветом, схемотическое изображение луча фонаря исчезнет.</text:p>
      <text:p text:style-name="P1">⦁<text:tab/>при разрыве соединения с сервером отобразится окно с сообщением "The host closed the connection.", после закрытия окна виджет фонаря перейдёт в состояние "Ошибка соединения" -- в верхнем левом углу виджета отобразится восклицательный знак, для восстановления соединения с сервером необходимо вызвать диалоговое окно "Connection settings".</text:p>
      <text:p text:style-name="P1">Для переключения с текущего сервера на другой сервер необходим повторно вызвать диалоговое окно "Connection settings".</text:p>
      <text:p text:style-name="P1"><text:s/>Для вызова диалогового окна "Connection settings" необходимо в основном окне приложения в меню "File" нажать на пукт "Connection settings", после чего произойдёт отключение от текущего сервера.</text:p>
      <text:p text:style-name="P1">Для завершения работы приложения необходимо в основном окне приложения в меню "File" нажать на пукт "Quit", при этом произойдёт отключение от текущего сервера.</text:p>
      <text:p text:style-name="P1"/>
      <text:p text:style-name="P3">Работа в режиме "Самотестирование".</text:p>
      <text:p text:style-name="P1">Для запуска приложения в режиме "Штатная работа" необходимо запустить скрипт start_selftest.sh.</text:p>
      <text:p text:style-name="P1">Режим самотестирования предназначен для проверки работоспособности механизма расшифровки сообщений и проверки изменения состояний виджета фонаря.</text:p>
      <text:p text:style-name="P1"><text:soft-page-break/>В начале работы с данным приложением в режиме "Самотестирование" отобразится основное окно приложения, состоящее из виджета фонаря, чекбокса "Switch" для генерации тестовых кодограмм "включить фонарь" и "выключить фонарь", выпадающего меню для генерации тестовых команд "сменить цвет". </text:p>
      <text:p text:style-name="P1">Внимание: сетевое взаимодействие с сервером не производится.</text:p>
      <text:p text:style-name="P1">В исходном состоянии виджет фонаря находится в состоянии "Ошибка соединения", питание выключено. Виджет сменит своё состояние при генерации любой тестовой кодограммы.</text:p>
      <text:p text:style-name="P1">Для проверки реакции программы на кодограммы "включить фонарь" и "выключить фонарь" необходимо установить галочку на чекбоксе "Switch". Ожидаемая реакция:</text:p>
      <text:p text:style-name="P1">- при установке галочки на чекбоксе в программе сгенерируется кодограмма "включить фонарь", произойдёт поиск соответсвующего плагина расшифровки, расшифровка сообщения, задний фон виджета закрасится выбранным в выпадающем меню цветом, на виджете отобразится схемотичное изображение луча фонаря;</text:p>
      <text:p text:style-name="P1">- при снятии галочки с чекбоксе в программе сгенерируется кодограмма "выключить фонарь", произойдёт поиск соответсвующего плагина расшифровки, расшифровка сообщения, задний фон виджета закрасится белым цветом, на виджете исчезнет схемотичное изображение луча фонаря.</text:p>
      <text:p text:style-name="P1">Для проверки реакции программы на кодограммы "сменить цвет" необходимо выбрать любой пукт в выпадающем меню. </text:p>
      <text:p text:style-name="P1">Ожидаемая реакция при включенном питании фонаря:</text:p>
      <text:p text:style-name="P1">- в программе сгенерируется кодограмма "сменить цвет", произойдёт поиск соответсвующего плагина расшифровки, расшифровка сообщения, задний фон виджета закрасится выбранным в выпадающем меню цветом.</text:p>
      <text:p text:style-name="P1">Ожидаемая реакция при выключенном питании фонаря:</text:p>
      <text:p text:style-name="P1">- в программе сгенерируется кодограмма "сменить цвет", произойдёт поиск соответсвующего плагина расшифровки, расшифровка сообщения, задний фон виджета останется белым.</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5:05:16.535284988</meta:creation-date>
    <dc:date>2020-03-20T15:07:05.189057664</dc:date>
    <meta:editing-duration>PT1M51S</meta:editing-duration>
    <meta:editing-cycles>1</meta:editing-cycles>
    <meta:document-statistic meta:table-count="0" meta:image-count="0" meta:object-count="0" meta:page-count="2" meta:paragraph-count="27" meta:word-count="637" meta:character-count="5017" meta:non-whitespace-character-count="4400"/>
    <meta:generator>LibreOffice/6.0.7.3$Linux_X86_64 LibreOffice_project/00m0$Build-3</meta:generator>
  </office:meta>
</office:document-meta>
</file>